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326.01pt"/>
    </style:style>
    <style:style style:name="co3" style:family="table-column">
      <style:table-column-properties fo:break-before="auto" style:column-width="278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6.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laim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Claim Description</text:p>
          </table:table-cell>
          <table:table-cell table:style-name="ce1"/>
          <table:table-cell table:style-name="ce1" office:value-type="string" calcext:value-type="string">
            <text:p>Reference</text:p>
          </table:table-cell>
          <table:table-cell table:style-name="ce1"/>
          <table:table-cell table:style-name="ce1" office:value-type="string" calcext:value-type="string">
            <text:p>Claim Name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Authentication Context Class Reference</text:p>
          </table:table-cell>
          <table:table-cell/>
          <table:table-cell office:value-type="string" calcext:value-type="string">
            <text:p>[OpenID Connect Core 1.0, Section 2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Authentication Methods References</text:p>
          </table:table-cell>
          <table:table-cell/>
          <table:table-cell office:value-type="string" calcext:value-type="string">
            <text:p>[OpenID Connect Core 1.0, Section 2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Access Token hash value</text:p>
          </table:table-cell>
          <table:table-cell/>
          <table:table-cell office:value-type="string" calcext:value-type="string">
            <text:p>[OpenID Connect Core 1.0, Section 2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at_hash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Time when the authentication occurred</text:p>
          </table:table-cell>
          <table:table-cell/>
          <table:table-cell office:value-type="string" calcext:value-type="string">
            <text:p>[OpenID Connect Core 1.0, Section 2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auth_tim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Authorized party - the party to which the ID Token was issued</text:p>
          </table:table-cell>
          <table:table-cell/>
          <table:table-cell office:value-type="string" calcext:value-type="string">
            <text:p>[OpenID Connect Core 1.0, Section 2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azp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Value used to associate a Client session with an ID Token</text:p>
          </table:table-cell>
          <table:table-cell/>
          <table:table-cell office:value-type="string" calcext:value-type="string">
            <text:p>[OpenID Connect Core 1.0, Section 2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nonc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Code hash value</text:p>
          </table:table-cell>
          <table:table-cell/>
          <table:table-cell office:value-type="string" calcext:value-type="string">
            <text:p>[OpenID Connect Core 1.0, Section 3.3.2.1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_hash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Preferred postal address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Birthday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Preferred e-mail address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True if the e-mail address has been verified; otherwise false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email_verified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Surname(s) or last name(s)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family_nam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Given name(s) or first name(s)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given_nam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Locale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Middle name(s)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middle_nam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Full name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Casual name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Preferred telephone number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phone_number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True if the phone number has been verified; otherwise false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phone_number_verified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Profile picture URL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Shorthand name by which the End-User wishes to be referred to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preferred_usernam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Profile page URL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Time the information was last updated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Web page or blog URL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Time zone</text:p>
          </table:table-cell>
          <table:table-cell/>
          <table:table-cell office:value-type="string" calcext:value-type="string">
            <text:p>[OpenID Connect Core 1.0, Section 5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zoneinfo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Public key used to check the signature of an ID Token</text:p>
          </table:table-cell>
          <table:table-cell/>
          <table:table-cell office:value-type="string" calcext:value-type="string">
            <text:p>[OpenID Connect Core 1.0, Section 7.4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sub_jwk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Session ID</text:p>
          </table:table-cell>
          <table:table-cell/>
          <table:table-cell office:value-type="string" calcext:value-type="string">
            <text:p>[OpenID Connect Front-Channel Logout 1.0, Section 3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Issuer</text:p>
          </table:table-cell>
          <table:table-cell/>
          <table:table-cell office:value-type="string" calcext:value-type="string">
            <text:p>[RFC7519, Section 4.1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iss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[RFC7519, Section 4.1.2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Audience</text:p>
          </table:table-cell>
          <table:table-cell/>
          <table:table-cell office:value-type="string" calcext:value-type="string">
            <text:p>[RFC7519, Section 4.1.3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Expiration Time</text:p>
          </table:table-cell>
          <table:table-cell/>
          <table:table-cell office:value-type="string" calcext:value-type="string">
            <text:p>[RFC7519, Section 4.1.4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Not Before</text:p>
          </table:table-cell>
          <table:table-cell/>
          <table:table-cell office:value-type="string" calcext:value-type="string">
            <text:p>[RFC7519, Section 4.1.5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nbf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Issued At</text:p>
          </table:table-cell>
          <table:table-cell/>
          <table:table-cell office:value-type="string" calcext:value-type="string">
            <text:p>[RFC7519, Section 4.1.6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iat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JWT ID</text:p>
          </table:table-cell>
          <table:table-cell/>
          <table:table-cell office:value-type="string" calcext:value-type="string">
            <text:p>[RFC7519, Section 4.1.7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jti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Number of API requests for which the access token can be used</text:p>
          </table:table-cell>
          <table:table-cell/>
          <table:table-cell office:value-type="string" calcext:value-type="string">
            <text:p>[ETSI GS NFV-SEC 022 V2.7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at_use_nbr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Diverted Target of a Call</text:p>
          </table:table-cell>
          <table:table-cell/>
          <table:table-cell office:value-type="string" calcext:value-type="string">
            <text:p>[RFC-ietf-stir-passport-divert-09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Original PASSporT (in Full Form)</text:p>
          </table:table-cell>
          <table:table-cell/>
          <table:table-cell office:value-type="string" calcext:value-type="string">
            <text:p>[RFC-ietf-stir-passport-divert-09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Confirmation</text:p>
          </table:table-cell>
          <table:table-cell/>
          <table:table-cell office:value-type="string" calcext:value-type="string">
            <text:p>[RFC7800, Section 3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nf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SIP Call-Id header field value</text:p>
          </table:table-cell>
          <table:table-cell/>
          <table:table-cell office:value-type="string" calcext:value-type="string">
            <text:p>[RFC8055][RFC326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sip_callid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SIP CSeq numeric header field parameter value</text:p>
          </table:table-cell>
          <table:table-cell/>
          <table:table-cell office:value-type="string" calcext:value-type="string">
            <text:p>[RFC8055][RFC326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sip_cseq_num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SIP Date header field value</text:p>
          </table:table-cell>
          <table:table-cell/>
          <table:table-cell office:value-type="string" calcext:value-type="string">
            <text:p>[RFC8055][RFC326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sip_dat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SIP From tag header field parameter value</text:p>
          </table:table-cell>
          <table:table-cell/>
          <table:table-cell office:value-type="string" calcext:value-type="string">
            <text:p>[RFC8055][RFC326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sip_from_tag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SIP Via branch header field parameter value</text:p>
          </table:table-cell>
          <table:table-cell/>
          <table:table-cell office:value-type="string" calcext:value-type="string">
            <text:p>[RFC8055][RFC326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sip_via_branch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Destination Identity String</text:p>
          </table:table-cell>
          <table:table-cell/>
          <table:table-cell office:value-type="string" calcext:value-type="string">
            <text:p>[RFC8225, Section 5.2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Originating Identity String</text:p>
          </table:table-cell>
          <table:table-cell/>
          <table:table-cell office:value-type="string" calcext:value-type="string">
            <text:p>[RFC8225, Section 5.2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Media Key Fingerprint String</text:p>
          </table:table-cell>
          <table:table-cell/>
          <table:table-cell office:value-type="string" calcext:value-type="string">
            <text:p>[RFC8225, Section 5.2.2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mky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Security Events</text:p>
          </table:table-cell>
          <table:table-cell/>
          <table:table-cell office:value-type="string" calcext:value-type="string">
            <text:p>[RFC8417, Section 2.2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Time of Event</text:p>
          </table:table-cell>
          <table:table-cell/>
          <table:table-cell office:value-type="string" calcext:value-type="string">
            <text:p>[RFC8417, Section 2.2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Transaction Identifier</text:p>
          </table:table-cell>
          <table:table-cell/>
          <table:table-cell office:value-type="string" calcext:value-type="string">
            <text:p>[RFC8417, Section 2.2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txn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Resource Priority Header Authorization</text:p>
          </table:table-cell>
          <table:table-cell/>
          <table:table-cell office:value-type="string" calcext:value-type="string">
            <text:p>[RFC8443, Section 3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rph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Vector of Trust value</text:p>
          </table:table-cell>
          <table:table-cell/>
          <table:table-cell office:value-type="string" calcext:value-type="string">
            <text:p>[RFC8485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Vector of Trust trustmark URL</text:p>
          </table:table-cell>
          <table:table-cell/>
          <table:table-cell office:value-type="string" calcext:value-type="string">
            <text:p>[RFC8485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vtm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Attestation level as defined in SHAKEN framework</text:p>
          </table:table-cell>
          <table:table-cell/>
          <table:table-cell office:value-type="string" calcext:value-type="string">
            <text:p>[RFC8588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attest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Originating Identifier as defined in SHAKEN framework</text:p>
          </table:table-cell>
          <table:table-cell/>
          <table:table-cell office:value-type="string" calcext:value-type="string">
            <text:p>[RFC8588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origid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jCard data</text:p>
          </table:table-cell>
          <table:table-cell/>
          <table:table-cell office:value-type="string" calcext:value-type="string">
            <text:p>[RFC8688][RFC7095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jcard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Actor</text:p>
          </table:table-cell>
          <table:table-cell/>
          <table:table-cell office:value-type="string" calcext:value-type="string">
            <text:p>[RFC8693, Section 4.1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Scope Values</text:p>
          </table:table-cell>
          <table:table-cell/>
          <table:table-cell office:value-type="string" calcext:value-type="string">
            <text:p>[RFC8693, Section 4.2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Client Identifier</text:p>
          </table:table-cell>
          <table:table-cell/>
          <table:table-cell office:value-type="string" calcext:value-type="string">
            <text:p>[RFC8693, Section 4.3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**</text:p>
          </table:table-cell>
          <table:table-cell office:value-type="string" calcext:value-type="string">
            <text:p>Authorized Actor - the party that is authorized to become the actor</text:p>
          </table:table-cell>
          <table:table-cell/>
          <table:table-cell office:value-type="string" calcext:value-type="string">
            <text:p>[RFC8693, Section 4.4]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may_act</text:p>
          </table:table-cell>
          <table:table-cell office:value-type="string" calcext:value-type="string">
            <text:p>,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claims.A1:claims.D6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5T10:59:45.438933434</dc:date>
    <meta:editing-duration>PT12M8S</meta:editing-duration>
    <meta:editing-cycles>2</meta:editing-cycles>
    <meta:generator>LibreOffice/5.2.7.2$Linux_X86_64 LibreOffice_project/20m0$Build-2</meta:generator>
    <meta:document-statistic meta:table-count="1" meta:cell-count="363" meta:object-count="0"/>
  </office:meta>
</office:document-meta>
</file>